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27.144cm" fo:margin-left="-0.191cm" fo:margin-top="0cm" fo:margin-bottom="0cm" table:align="left" style:writing-mode="lr-tb"/>
    </style:style>
    <style:style style:name="Tabla1.A" style:family="table-column">
      <style:table-column-properties style:column-width="1.212cm"/>
    </style:style>
    <style:style style:name="Tabla1.B" style:family="table-column">
      <style:table-column-properties style:column-width="7.835cm"/>
    </style:style>
    <style:style style:name="Tabla1.C" style:family="table-column">
      <style:table-column-properties style:column-width="1.48cm"/>
    </style:style>
    <style:style style:name="Tabla1.D" style:family="table-column">
      <style:table-column-properties style:column-width="7.567cm"/>
    </style:style>
    <style:style style:name="Tabla1.E" style:family="table-column">
      <style:table-column-properties style:column-width="6.615cm"/>
    </style:style>
    <style:style style:name="Tabla1.F" style:family="table-column">
      <style:table-column-properties style:column-width="2.436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loext:opacity="100%"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color="#ff0000" loext:opacity="100%" fo:font-size="14pt" style:font-size-asian="14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fo:font-size="14pt" style:font-size-asian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9pt" style:font-size-asian="9p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05cf21" officeooo:paragraph-rsid="0005cf21" fo:background-color="#ffff00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05cf21" officeooo:paragraph-rsid="00069d3d" fo:background-color="#ffff00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07a833" officeooo:paragraph-rsid="0007a833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color="#000000" loext:opacity="100%"/>
    </style:style>
    <style:style style:name="P13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size="14pt" fo:font-weight="bold" style:font-size-asian="14pt" style:font-weight-asian="bold"/>
    </style:style>
    <style:style style:name="T5" style:family="text">
      <style:text-properties fo:color="#000000" loext:opacity="100%"/>
    </style:style>
    <style:style style:name="T6" style:family="text">
      <style:text-properties officeooo:rsid="00055254"/>
    </style:style>
    <style:style style:name="T7" style:family="text">
      <style:text-properties officeooo:rsid="00069d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CONSULTAS ENTRE GRUPOS. CONSULTAS PARA EL GRUPO </text:span><text:span text:style-name="T2"><text:s/></text:span><text:span text:style-name="T4">MEDIVER</text:span></text:p>
      <text:p text:style-name="P3">(recuerda que solo el jefe de proyecto debe subir este fichero con Github)</text:p>
      <text:p text:style-name="P2"/>
      <text:p text:style-name="P4">DESCRIPCIÓN DEL CONTENIDO DE CADA COLUMNA:</text:p>
      <text:list xml:id="list1559531953" text:style-name="WWNum1">
        <text:list-item>
          <text:p text:style-name="P12">NUM: número de la consulta. En caso de incluir más filas al final de la tabla poner la numeración que les correspondan.</text:p>
        </text:list-item>
        <text:list-item>
          <text:p text:style-name="P12">FECHA: fecha en la que se pone la consulta</text:p>
        </text:list-item>
        <text:list-item>
          <text:p text:style-name="P12">GRUPO QUE HACE LA CONSULTA: nombre del grupo que hace la consulta</text:p>
        </text:list-item>
        <text:list-item>
          <text:p text:style-name="P12">CONSULTA: descripción de la información que se desea obtener</text:p>
        </text:list-item>
        <text:list-item>
          <text:p text:style-name="P12">RESPUESTA: consulta que da obtiene la información pedida en la columna CONSULTA. Cualquier grupo puede hacer una propuesta de respuesta, en tal caso debe escribir en color distinto al negro y además debe indicar el nombre del grupo que da la respuesta.</text:p>
        </text:list-item>
        <text:list-item>
          <text:p text:style-name="P13"><text:span text:style-name="T5">Responsable del grupo</text:span><text:span text:style-name="T3"> </text:span><text:span text:style-name="T5">para la respuesta: persona del grupo </text:span><text:span text:style-name="T3">MEDIVER </text:span><text:span text:style-name="T5">encargada de explicar y/o resolver las dudas sobre la respuesta dada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">NUM</text:p>
          </table:table-cell>
          <table:table-cell table:style-name="Tabla1.A1" office:value-type="string">
            <text:p text:style-name="P5">FECHA</text:p>
          </table:table-cell>
          <table:table-cell table:style-name="Tabla1.A1" office:value-type="string">
            <text:p text:style-name="P5">GRUPO QUE HACE LA CONSULTA</text:p>
          </table:table-cell>
          <table:table-cell table:style-name="Tabla1.A1" office:value-type="string">
            <text:p text:style-name="P5">CONSULTA</text:p>
          </table:table-cell>
          <table:table-cell table:style-name="Tabla1.A1" office:value-type="string">
            <text:p text:style-name="P5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7">Responsable del grupo para la respuesta</text:p>
          </table:table-cell>
        </table:table-row>
        <table:table-row table:style-name="Tabla1.1"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>Obtener una relación de todo el material que hay en cada a<text:span text:style-name="T6">ctividad</text:span>. Obtener la relación ordenada por los materiales.</text:p>
          </table:table-cell>
          <table:table-cell table:style-name="Tabla1.A1" office:value-type="string">
            <text:p text:style-name="P6">select materiales , nombre</text:p>
            <text:p text:style-name="P6">from actividades;</text:p>
            <text:p text:style-name="P8">CORRECTO</text:p>
          </table:table-cell>
          <table:table-cell table:style-name="Tabla1.A1" office:value-type="string">
            <text:p text:style-name="P6">NAZARETH</text:p>
          </table:table-cell>
        </table:table-row>
        <table:table-row table:style-name="Tabla1.1">
          <table:table-cell table:style-name="Tabla1.A1" office:value-type="string">
            <text:p text:style-name="P6">2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>Obtener una relación de todas las personas que hay registradas en la base de datos indicando: nombre completo, dni y tipo de persona. En el caso de ser “usuario” indicar también la patología. Ordenar el resultado por tipo de persona y alfabéticamente.</text:p>
          </table:table-cell>
          <table:table-cell table:style-name="Tabla1.A1" office:value-type="string">
            <text:p text:style-name="P6">select p.nombre, p.dni, p.apellidos, p.tipo, u.patologia</text:p>
            <text:p text:style-name="P6">from personas p left join usuarios u </text:p>
            <text:p text:style-name="P6">on p.dni=u.dni </text:p>
            <text:p text:style-name="P6">order by p.tipo, <text:span text:style-name="T7">p.apellidos, </text:span>p.nombre asc;</text:p>
            <text:p text:style-name="P9">CORRECTO</text:p>
          </table:table-cell>
          <table:table-cell table:style-name="Tabla1.A1" office:value-type="string">
            <text:p text:style-name="P6">CARMEN</text:p>
          </table:table-cell>
        </table:table-row>
        <table:table-row table:style-name="Tabla1.1">
          <table:table-cell table:style-name="Tabla1.A1" office:value-type="string">
            <text:p text:style-name="P6">3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>Obtener las actividades futuras que tiene cada mediador (obtener el nombre del mediador y la fecha de inicio de la actividad). <text:soft-page-break/>Ordenar el resultado por el mediador y la fecha de la actividad.</text:p>
          </table:table-cell>
          <table:table-cell table:style-name="Tabla1.A1" office:value-type="string">
            <text:p text:style-name="P6"/>
            <text:p text:style-name="P6">SELECT p.nombre, plan.fechaIni, activ.nombre<text:line-break/><text:soft-page-break/>FROM personas p <text:line-break/>JOIN mediadores med ON p.dni=med.dni<text:line-break/>JOIN planifican plan ON med.dni=plan.dniMediador<text:line-break/>JOIN actividades activ ON plan.id_activ=activ.id_activ<text:line-break/>WHERE tipo='mediador' AND fechaIni&gt;CURDATE()<text:line-break/>ORDER BY plan.fechaIni, p.nombre</text:p>
          </table:table-cell>
          <table:table-cell table:style-name="Tabla1.A1" office:value-type="string">
            <text:p text:style-name="P11">PEDRO</text:p>
          </table:table-cell>
        </table:table-row>
        <table:table-row table:style-name="Tabla1.1">
          <table:table-cell table:style-name="Tabla1.A1" office:value-type="string">
            <text:p text:style-name="P6">4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>Proponer y resolver una consulta que se resuelva con una subconsulta. 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5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Carmen</text:p>
          </table:table-cell>
        </table:table-row>
        <table:table-row table:style-name="Tabla1.1">
          <table:table-cell table:style-name="Tabla1.A1" office:value-type="string">
            <text:p text:style-name="P6">6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Nazareth</text:p>
          </table:table-cell>
        </table:table-row>
        <table:table-row table:style-name="Tabla1.1">
          <table:table-cell table:style-name="Tabla1.A1" office:value-type="string">
            <text:p text:style-name="P6">7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Alba</text:p>
          </table:table-cell>
        </table:table-row>
        <table:table-row table:style-name="Tabla1.1">
          <table:table-cell table:style-name="Tabla1.A1" office:value-type="string">
            <text:p text:style-name="P6">8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text:bookmark text:name="Bookmark"/>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Pedro</text:p>
          </table:table-cell>
        </table:table-row>
        <table:table-row table:style-name="Tabla1.1">
          <table:table-cell table:style-name="Tabla1.A1" office:value-type="string">
            <text:p text:style-name="P6">9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10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11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12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13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</meta:editing-cycles>
    <meta:creation-date>2022-05-25T17:55:57.626000000</meta:creation-date>
    <meta:editing-duration>PT1M54S</meta:editing-duration>
    <meta:generator>LibreOffice/7.2.2.2$Windows_X86_64 LibreOffice_project/02b2acce88a210515b4a5bb2e46cbfb63fe97d56</meta:generator>
    <dc:date>2022-05-25T17:57:41.594000000</dc:date>
    <meta:document-statistic meta:table-count="1" meta:image-count="0" meta:object-count="0" meta:page-count="2" meta:paragraph-count="65" meta:word-count="384" meta:character-count="2349" meta:non-whitespace-character-count="20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